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ck solid #000000" fo:border-right="thick solid #000000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thick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thick solid #000000" fo:border-bottom="none" fo:border-left="thick solid #000000" fo:border-right="thick solid #000000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thick solid #000000" fo:border-bottom="none" fo:border-left="2pt solid #000000" fo:border-right="thick solid #000000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thick solid #000000" fo:border-bottom="none" fo:border-left="thick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none" fo:border-bottom="none" fo:border-left="2pt solid #000000" fo:border-right="thick solid #000000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none" fo:border-bottom="none" fo:border-left="thick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thick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2pt solid #000000" fo:border-left="thick solid #000000" fo:border-right="thick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2pt solid #000000" fo:border-left="thick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thick solid #000000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fo:border-top="none" fo:border-bottom="2pt solid #000000" fo:border-left="thick solid #000000" fo:border-right="thick solid #000000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fo:border-top="none" fo:border-bottom="2pt solid #000000" fo:border-left="thick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fo:border-top="2pt solid #000000" fo:border-bottom="thick solid #000000" fo:border-left="2pt solid #000000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2pt solid #000000" fo:border-bottom="thick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2pt solid #000000" fo:border-bottom="thick solid #000000" fo:border-left="none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2pt solid #000000" fo:border-bottom="thick solid #000000" fo:border-left="2pt solid #000000" fo:border-right="2pt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4245833333333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7.17020833333333cm"/>
    </style:style>
    <style:style style:name="co7" style:family="table-column">
      <style:table-column-properties fo:break-before="auto" style:column-width="7.17020833333333cm" style:use-optimal-column-width="true"/>
    </style:style>
    <style:style style:name="co8" style:family="table-column">
      <style:table-column-properties fo:break-before="auto" style:column-width="8.46666666666667cm" style:use-optimal-column-width="true"/>
    </style:style>
    <style:style style:name="co9" style:family="table-column">
      <style:table-column-properties fo:break-before="auto" style:column-width="6.905625cm"/>
    </style:style>
    <style:style style:name="co10" style:family="table-column">
      <style:table-column-properties fo:break-before="auto" style:column-width="7.67291666666667cm" style:use-optimal-column-width="true"/>
    </style:style>
    <style:style style:name="co11" style:family="table-column">
      <style:table-column-properties fo:break-before="auto" style:column-width="7.67291666666667cm"/>
    </style:style>
    <style:style style:name="co12" style:family="table-column">
      <style:table-column-properties fo:break-before="auto" style:column-width="6.905625cm" style:use-optimal-column-width="true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8.86354166666667cm" style:use-optimal-column-width="true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8" table:default-cell-style-name="ce1"/>
        <table:table-row table:style-name="ro1">
          <table:table-cell office:value-type="string" table:number-columns-spanned="5" table:number-rows-spanned="1" table:style-name="ce20">
            <text:p>105學年度上學期外國學生資料統計表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5">
            <text:p><text:span text:style-name="T1">單位名稱</text:span></text:p>
          </table:table-cell>
          <table:table-cell office:value-type="string" table:style-name="ce3">
            <text:p><text:span text:style-name="T1">博士班</text:span></text:p>
          </table:table-cell>
          <table:table-cell office:value-type="string" table:style-name="ce3">
            <text:p><text:span text:style-name="T1">碩士班</text:span></text:p>
          </table:table-cell>
          <table:table-cell office:value-type="string" table:style-name="ce3">
            <text:p><text:span text:style-name="T1">學士班</text:span></text:p>
          </table:table-cell>
          <table:table-cell office:value-type="string" table:style-name="ce6">
            <text:p><text:span text:style-name="T1">總計</text:span>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土木工程學系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14" table:style-name="ce8">
            <text:p>14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工業工程與管理學系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15" table:style-name="ce10">
            <text:p>15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分子醫學與生物工程研究所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外國語文學系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永續化學科技國際研究生博士學位學程</text:p>
          </table:table-cell>
          <table:table-cell office:value-type="float" office:value="36" table:style-name="ce2">
            <text:p>36</text:p>
          </table:table-cell>
          <table:table-cell table:number-columns-repeated="2" table:style-name="ce2"/>
          <table:table-cell office:value-type="float" office:value="36" table:style-name="ce10">
            <text:p>36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生物科技學系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13" table:style-name="ce10">
            <text:p>13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生物資訊及系統生物研究所</text:p>
          </table:table-cell>
          <table:table-cell office:value-type="float" office:value="8" table:style-name="ce2">
            <text:p>8</text:p>
          </table:table-cell>
          <table:table-cell table:number-columns-repeated="2" table:style-name="ce2"/>
          <table:table-cell office:value-type="float" office:value="8" table:style-name="ce10">
            <text:p>8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生醫工程研究所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光電工程學系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10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光電系統博士學位學程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10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光電博士學位學程(台灣聯合大學系統)</text:p>
          </table:table-cell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多媒體工程研究所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10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材料科學與工程學系</text:p>
          </table:table-cell>
          <table:table-cell office:value-type="float" office:value="42" table:style-name="ce2">
            <text:p>42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55" table:style-name="ce10">
            <text:p>55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社會與文化研究所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6" table:style-name="ce10">
            <text:p>16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科技管理研究所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英語教學研究所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國際半導體產業學院博士班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國際半導體產業學院碩士班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統計學研究所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傳播研究所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經營管理研究所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資訊工程學系</text:p>
          </table:table-cell>
          <table:table-cell table:number-columns-repeated="2" table:style-name="ce2"/>
          <table:table-cell office:value-type="float" office:value="38" table:style-name="ce2">
            <text:p>38</text:p>
          </table:table-cell>
          <table:table-cell office:value-type="float" office:value="38" table:style-name="ce10">
            <text:p>38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資訊科學與工程研究所</text:p>
          </table:table-cell>
          <table:table-cell office:value-type="float" office:value="3" table:style-name="ce2">
            <text:p>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4" table:style-name="ce10">
            <text:p>14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資訊管理與財務金融學系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10" table:style-name="ce10">
            <text:p>10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跨領域分子科學國際碩士學位學程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10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跨領域神經科學博士學位學程(台灣聯合大學系統)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10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運輸與物流管理學系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7" table:style-name="ce10">
            <text:p>7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電子工程學系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電子物理學系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8" table:style-name="ce10">
            <text:p>8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電子研究所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電信工程研究所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10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電機工程學系</text:p>
          </table:table-cell>
          <table:table-cell table:number-columns-repeated="2" table:style-name="ce2"/>
          <table:table-cell office:value-type="float" office:value="11" table:style-name="ce2">
            <text:p>11</text:p>
          </table:table-cell>
          <table:table-cell office:value-type="float" office:value="11" table:style-name="ce10">
            <text:p>11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電機資訊國際博士學位學程</text:p>
          </table:table-cell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48" table:style-name="ce10">
            <text:p>48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電機資訊國際碩士學位學程</text:p>
          </table:table-cell>
          <table:table-cell table:style-name="ce2"/>
          <table:table-cell office:value-type="float" office:value="59" table:style-name="ce2">
            <text:p>59</text:p>
          </table:table-cell>
          <table:table-cell table:style-name="ce2"/>
          <table:table-cell office:value-type="float" office:value="59" table:style-name="ce10">
            <text:p>59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管理科學系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管理學院企業管理碩士學位學程</text:p>
          </table:table-cell>
          <table:table-cell table:style-name="ce2"/>
          <table:table-cell office:value-type="float" office:value="33" table:style-name="ce2">
            <text:p>33</text:p>
          </table:table-cell>
          <table:table-cell table:style-name="ce2"/>
          <table:table-cell office:value-type="float" office:value="33" table:style-name="ce10">
            <text:p>33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網路工程研究所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10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網路與資訊系統博士學位學程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10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機械工程學系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10">
            <text:p>31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應用化學系</text:p>
          </table:table-cell>
          <table:table-cell office:value-type="float" office:value="23" table:style-name="ce2">
            <text:p>23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29" table:style-name="ce10">
            <text:p>29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應用數學系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10">
            <text:p>3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應用藝術研究所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10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環境工程研究所</text:p>
          </table:table-cell>
          <table:table-cell office:value-type="float" office:value="8" table:style-name="ce15">
            <text:p>8</text:p>
          </table:table-cell>
          <table:table-cell office:value-type="float" office:value="5" table:style-name="ce15">
            <text:p>5</text:p>
          </table:table-cell>
          <table:table-cell table:style-name="ce15"/>
          <table:table-cell office:value-type="float" office:value="13" table:style-name="ce16">
            <text:p>13</text:p>
          </table:table-cell>
          <table:table-cell table:number-columns-repeated="16379"/>
        </table:table-row>
        <table:table-row table:style-name="ro3">
          <table:table-cell office:value-type="string" table:style-name="ce11">
            <text:p><text:span text:style-name="T2">總計</text:span></text:p>
          </table:table-cell>
          <table:table-cell office:value-type="float" office:value="238" table:style-name="ce12">
            <text:p>238</text:p>
          </table:table-cell>
          <table:table-cell office:value-type="float" office:value="185" table:style-name="ce12">
            <text:p>185</text:p>
          </table:table-cell>
          <table:table-cell office:value-type="float" office:value="94" table:style-name="ce12">
            <text:p>94</text:p>
          </table:table-cell>
          <table:table-cell office:value-type="float" office:value="517" table:style-name="ce13">
            <text:p>517</text:p>
          </table:table-cell>
          <table:table-cell table:number-columns-repeated="16379"/>
        </table:table-row>
        <table:table-row table:number-rows-repeated="104853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84%" style:table-centering="horizontal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52:33Z</dc:date>
  </office:meta>
</office:document-meta>
</file>